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e6e6ff" style:font-name="URW Gothic L" fo:font-size="44pt" fo:font-weight="bold" officeooo:paragraph-rsid="0009964b" style:font-size-asian="38.5pt" style:font-weight-asian="bold" style:font-size-complex="44pt" style:font-weight-complex="bold"/>
    </style:style>
    <style:style style:name="P2" style:family="paragraph" style:parent-style-name="Standard">
      <style:text-properties fo:color="#e6e6ff" style:font-name="URW Gothic L" fo:font-size="36pt" fo:font-weight="bold" officeooo:paragraph-rsid="0009964b" style:font-size-asian="31.5pt" style:font-weight-asian="bold" style:font-size-complex="36pt" style:font-weight-complex="bold"/>
    </style:style>
    <style:style style:name="P3" style:family="paragraph" style:parent-style-name="Standard">
      <style:text-properties fo:color="#e6e6ff" style:font-name="URW Gothic L" fo:font-size="24pt" fo:font-weight="bold" officeooo:paragraph-rsid="0009964b" style:font-size-asian="21pt" style:font-weight-asian="bold" style:font-size-complex="24pt" style:font-weight-complex="bold"/>
    </style:style>
    <style:style style:name="P4" style:family="paragraph" style:parent-style-name="Standard">
      <style:text-properties fo:color="#e6e6ff" style:font-name="URW Gothic L" fo:font-size="24pt" fo:font-weight="bold" officeooo:paragraph-rsid="0009964b" style:font-size-asian="24pt" style:font-weight-asian="bold" style:font-size-complex="24pt" style:font-weight-complex="bold"/>
    </style:style>
    <style:style style:name="P5" style:family="paragraph" style:parent-style-name="Standard">
      <style:text-properties fo:color="#e6e6ff" style:font-name="URW Gothic L" fo:font-size="24pt" fo:font-weight="bold" officeooo:paragraph-rsid="000af4df" style:font-size-asian="24pt" style:font-weight-asian="bold" style:font-size-complex="24pt" style:font-weight-complex="bold"/>
    </style:style>
    <style:style style:name="T1" style:family="text">
      <style:text-properties officeooo:rsid="0009964b"/>
    </style:style>
    <style:style style:name="T2" style:family="text">
      <style:text-properties officeooo:rsid="000af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iksels + Lines</text:span></text:p>
      <text:p text:style-name="P1"><text:span text:style-name="T1">Orchestra</text:span></text:p>
      <text:p text:style-name="P1"><text:span text:style-name="T1"/></text:p>
      <text:p text:style-name="P4"><text:span text:style-name="T1">Concept + Code</text:span></text:p>
      <text:p text:style-name="P4"><text:span text:style-name="T1"><text:s text:c="2"/>Brendan Howell</text:span></text:p>
      <text:p text:style-name="P4"><text:span text:style-name="T1"><text:s text:c="2"/>Jon Nordby</text:span></text:p>
      <text:p text:style-name="P4"><text:span text:style-name="T1"/></text:p>
      <text:p text:style-name="P4"><text:span text:style-name="T1">Commisioned by</text:span></text:p>
      <text:p text:style-name="P4"><text:span text:style-name="T1"><text:s text:c="2"/>Piksel for LGRU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Performers</text:span></text:p>
      <text:p text:style-name="P5"><text:span text:style-name="T2"><text:s text:c="2"/>Eric Schreijver</text:span></text:p>
      <text:p text:style-name="P5"><text:span text:style-name="T2"><text:s text:c="2"/>Tom Lechner</text:span></text:p>
      <text:p text:style-name="P5"><text:span text:style-name="T2"><text:s text:c="2"/>Claudia Krummenacher</text:span></text:p>
      <text:p text:style-name="P5"><text:span text:style-name="T2"><text:s text:c="2"/>Maria <text:s/>Perulero</text:span></text:p>
      <text:p text:style-name="P5"><text:span text:style-name="T2"><text:s text:c="2"/></text:span></text:p>
      <text:p text:style-name="P4"><text:span text:style-name="T1">Docs + Code</text:span></text:p>
      <text:p text:style-name="P4"><text:span text:style-name="T1"><text:s text:c="2"/>http://piksel.no/p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7285*" fo:start-indent="0in" fo:end-indent="0in"/>
          <style:column style:rel-width="728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 </meta:initial-creator>
    <meta:creation-date>2013-04-12T19:01:06</meta:creation-date>
    <dc:date>2013-04-12T19:30:15</dc:date>
    <dc:creator>Brendan </dc:creator>
    <meta:editing-duration>PT13M58S</meta:editing-duration>
    <meta:editing-cycles>1</meta:editing-cycles>
    <meta:document-statistic meta:table-count="0" meta:image-count="0" meta:object-count="0" meta:page-count="1" meta:paragraph-count="15" meta:word-count="29" meta:character-count="211" meta:non-whitespace-character-count="177"/>
    <meta:generator>LibreOffice/3.6$Linux_X86_64 LibreOffice_project/360m1$Build-2</meta:generator>
  </office:meta>
</office:document-meta>
</file>